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Nimbus Roman No9 L1" svg:font-family="'Nimbus Roman No9 L'" style:font-family-generic="roman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ignature" style:family="paragraph">
      <style:text-properties officeooo:paragraph-rsid="000b5d25"/>
    </style:style>
    <style:style style:name="P2" style:parent-style-name="Signature" style:family="paragraph">
      <style:paragraph-properties fo:text-align="center" style:justify-single-word="false"/>
      <style:text-properties officeooo:paragraph-rsid="000b5d25" officeooo:rsid="000b5d25"/>
    </style:style>
    <style:style style:name="T1" style:family="text">
      <style:text-properties officeooo:rsid="000b5d25"/>
    </style:style>
    <style:style style:name="T2" style:family="text">
      <style:text-properties style:font-name="Nimbus Roman No9 L1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***<text:span text:style-name="CS1">Vu les demandes</text:span></text:p>
      <text:p><text:span>a</text:span></text:p>
      <text:p text:style-name="P2"><text:span text:style-name="T2">¤</text:span></text:p>
      <text:p><text:line-break/><text:span text:style-name="CS2">Proposition(s) / </text:span><text:span text:style-name="CS3">Voorstel(len)</text:span><text:span text:style-name="CS2">:</text:span></text:p>
      <text:p>Approuver</text:p>
      <text:p>***<text:span text:style-name="CS1">Vu les demandes</text:span></text:p>
      <text:p><text:span>a</text:span></text:p>
      <text:p text:style-name="P2"><text:span text:style-name="T2">¤</text:span></text:p>
      <text:p><text:line-break/><text:span text:style-name="CS2">Proposition(s) / </text:span><text:span text:style-name="CS3">Voorstel(len)</text:span><text:span text:style-name="CS2">:</text:span></text:p>
      <text:p>Approuver l'octroi de concessions pour sépultures</text:p>
      <text:p>Montant de la Recette : 5.340 € </text:p>
      <text:p>Article budgétaire : 878/161-05/61</text:p>
      <text:p>***<text:span text:style-name="CS1">Vu les demandes tendant à obtenir des concessions de terrain pour sépulture au cimetière communal;</text:span></text:p>
      <text:p><text:span text:style-name="CS1">Vu l'article 123 de la loi communale;</text:span></text:p>
      <text:p><text:span text:style-name="CS1">Vu la loi du 20 juillet 1971 sur les funérailles et sépultures;</text:span></text:p>
      <text:p><text:span text:style-name="CS1">Vu le règlement communal sur les concessions de sépulture;</text:span></text:p>
      <text:p><text:span text:style-name="CS1">Vu la délibération du Conseil communal en date du 26 juin 1984 renouvelée le 16 octobre 2012 par laquelle celui-ci a fait usage de la faculté de délégation prévue par l'article 6 de la loi du 20 juillet 1971;</text:span></text:p>
      <text:p><text:span text:style-name="CS1">DECIDE :</text:span></text:p>
      <text:p><text:span text:style-name="CS4">Article 1er</text:span><text:span text:style-name="CS1">: Les concessions reprises au tableau ci-annexé, numérotées du n° 83 au n° 90 inclus sont accordées aux conditions des règlements communaux sur la matière.</text:span></text:p>
      <text:p><text:span text:style-name="CS4">Article 2</text:span><text:span text:style-name="CS1">: Un titre de concession sera remis au(x) requérant(s).</text:span></text:p>
      <text:p>***<text:span text:style-name="CS1">Gelet op de aanvragen tot het bekomen van grondvergunningen voor begravingen op de gemeentelijke begraafplaats;</text:span></text:p>
      <text:p><text:span text:style-name="CS1">Gelet op artikel 123 van de gemeentewet;</text:span></text:p>
      <text:p><text:span text:style-name="CS1">Gelet op de wet van 20 juli 1971 op de begraafplaatsen en de lijkbezorging;</text:span></text:p>
      <text:p><text:span text:style-name="CS1">Gelet op het gemeentelijk reglement betreffende de grafconcessies;</text:span></text:p>
      <text:p><text:span text:style-name="CS1">Gelet op het besluit van de Gemeenteraad van 26 juni 1984, vernieuwd op 16 oktober 2012 waarbij deze gebruik gemaakt heeft van het overdrachtsrecht, bepaald bij artikel 6 van de wet van 20 juli 1971;</text:span></text:p>
      <text:p><text:span text:style-name="CS1">BESLUIT :</text:span></text:p>
      <text:p><text:span text:style-name="CS4">Artikel 1</text:span><text:span text:style-name="CS1">: De vergunningen hernomen op de hierbijgevoegde lijst, van nr 83 tot nr 90 inbegrepen verleend tegen voorwaarden bij de gemeentereglementen inzake bepaald.</text:span></text:p>
      <text:p><text:span text:style-name="CS4">Artikel 2</text:span><text:span text:style-name="CS1">: Een vergunningstitel zal aan de aanvrager(s) overhandigd worden.</text:span></text:p>
      <text:p><text:span> </text:span>Approuvé / Goedgekeurd</text:p>
      <text:p>61/B/002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Nimbus Roman No9 L1" svg:font-family="'Nimbus Roman No9 L'" style:font-family-generic="roman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text">
      <style:text-properties fo:font-style="italic"/>
    </style:style>
    <style:style style:name="CS2" style:family="text">
      <style:text-properties fo:font-weight="bold"/>
    </style:style>
    <style:style style:name="CS3" style:family="text">
      <style:text-properties fo:font-style="italic" fo:font-weight="bold"/>
    </style:style>
    <style:style style:name="CS4" style:family="text">
      <style:text-properties fo:font-style="italic" style:text-underline-style="solid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aetan Delannay</meta:initial-creator>
    <meta:creation-date>2007-08-06T12:09:45</meta:creation-date>
    <dc:date>2017-05-24T09:36:40.070948111</dc:date>
    <dc:language>en-US</dc:language>
    <meta:editing-cycles>18</meta:editing-cycles>
    <meta:editing-duration>PT1H55M17S</meta:editing-duration>
    <meta:document-statistic meta:table-count="0" meta:image-count="0" meta:object-count="0" meta:page-count="1" meta:paragraph-count="5" meta:word-count="8" meta:character-count="20" meta:non-whitespace-character-count="17"/>
    <meta:user-defined meta:name="Info 1"/>
    <meta:user-defined meta:name="Info 2"/>
    <meta:user-defined meta:name="Info 3"/>
    <meta:user-defined meta:name="Info 4"/>
  </office:meta>
</office:document-meta>
</file>